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a98" officeooo:paragraph-rsid="00057a98"/>
    </style:style>
    <style:style style:name="P2" style:family="paragraph" style:parent-style-name="Standard">
      <style:text-properties officeooo:rsid="00057a98" officeooo:paragraph-rsid="0006e08f"/>
    </style:style>
    <style:style style:name="P3" style:family="paragraph" style:parent-style-name="Standard">
      <style:text-properties fo:font-weight="bold" officeooo:rsid="00057a98" officeooo:paragraph-rsid="00057a98" style:font-weight-asian="bold" style:font-weight-complex="bold"/>
    </style:style>
    <style:style style:name="P4" style:family="paragraph" style:parent-style-name="Standard">
      <style:text-properties fo:font-weight="bold" officeooo:rsid="0006e0fc" officeooo:paragraph-rsid="0006e0fc" style:font-weight-asian="bold" style:font-weight-complex="bold"/>
    </style:style>
    <style:style style:name="P5" style:family="paragraph" style:parent-style-name="Standard">
      <style:text-properties fo:font-weight="bold" officeooo:rsid="0008b676" officeooo:paragraph-rsid="0008b676" style:font-weight-asian="bold" style:font-weight-complex="bold"/>
    </style:style>
    <style:style style:name="P6" style:family="paragraph" style:parent-style-name="Standard" style:list-style-name="L2" style:master-page-name="">
      <loext:graphic-properties draw:fill="none"/>
      <style:paragraph-properties fo:margin-left="0.5in" fo:margin-right="0in" fo:text-indent="-0.1252in" style:auto-text-indent="false" style:page-number="auto" fo:background-color="transparent"/>
      <style:text-properties officeooo:rsid="00057a98" officeooo:paragraph-rsid="0008b676"/>
    </style:style>
    <style:style style:name="P7" style:family="paragraph" style:parent-style-name="Standard" style:list-style-name="L2" style:master-page-name="">
      <loext:graphic-properties draw:fill="none"/>
      <style:paragraph-properties fo:margin-left="0.5in" fo:margin-right="0in" fo:text-indent="-0.1252in" style:auto-text-indent="false" style:page-number="auto" fo:background-color="transparent"/>
      <style:text-properties officeooo:rsid="00057a98" officeooo:paragraph-rsid="0008b676"/>
    </style:style>
    <style:style style:name="P8" style:family="paragraph" style:parent-style-name="Text_20_body" style:list-style-name="L1" style:master-page-name="">
      <loext:graphic-properties draw:fill="none"/>
      <style:paragraph-properties fo:margin-left="0.4366in" fo:margin-right="0in" fo:margin-top="0in" fo:margin-bottom="0.0972in" loext:contextual-spacing="false" fo:line-height="120%" fo:text-indent="-0.0618in" style:auto-text-indent="false" style:page-number="auto" fo:background-color="transparent"/>
      <style:text-properties officeooo:paragraph-rsid="0008b676"/>
    </style:style>
    <style:style style:name="P9" style:family="paragraph" style:parent-style-name="Text_20_body" style:list-style-name="L1">
      <loext:graphic-properties draw:fill="none"/>
      <style:paragraph-properties fo:margin-left="0.4366in" fo:margin-right="0in" fo:margin-top="0in" fo:margin-bottom="0.0972in" loext:contextual-spacing="false" fo:line-height="120%" fo:text-indent="-0.0618in" style:auto-text-indent="false" fo:background-color="transparent"/>
      <style:text-properties officeooo:paragraph-rsid="0008b676"/>
    </style:style>
    <style:style style:name="P10" style:family="paragraph" style:parent-style-name="Quotations">
      <style:paragraph-properties fo:margin-left="0in" fo:margin-right="0in" fo:margin-top="0in" fo:margin-bottom="0in" loext:contextual-spacing="false" fo:text-indent="0in" style:auto-text-indent="false" fo:padding-left="0.0193in" fo:padding-right="0in" fo:padding-top="0in" fo:padding-bottom="0in" fo:border-left="0.06pt solid #cccccc" fo:border-right="none" fo:border-top="none" fo:border-bottom="none"/>
      <style:text-properties style:font-name="arial"/>
    </style:style>
    <style:style style:name="P11" style:family="paragraph" style:parent-style-name="Quotations">
      <style:paragraph-properties fo:margin-left="0in" fo:margin-right="0in" fo:margin-top="0in" fo:margin-bottom="0in" loext:contextual-spacing="false" fo:text-align="center" style:justify-single-word="false" fo:text-indent="0in" style:auto-text-indent="false" fo:padding-left="0.0193in" fo:padding-right="0in" fo:padding-top="0in" fo:padding-bottom="0in" fo:border-left="0.06pt solid #cccccc" fo:border-right="none" fo:border-top="none" fo:border-bottom="none"/>
      <style:text-properties style:font-name="arial" fo:font-weight="bold" officeooo:rsid="00057a98" officeooo:paragraph-rsid="00057a98" style:font-weight-asian="bold" style:font-weight-complex="bold"/>
    </style:style>
    <style:style style:name="T1" style:family="text">
      <style:text-properties officeooo:rsid="00057a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7a98" style:font-weight-asian="bold" style:font-weight-complex="bold"/>
    </style:style>
    <style:style style:name="T4" style:family="text">
      <style:text-properties fo:font-weight="bold" officeooo:rsid="0008b676" style:font-weight-asian="bold" style:font-weight-complex="bold"/>
    </style:style>
    <style:style style:name="T5" style:family="text">
      <style:text-properties officeooo:rsid="0006e0fc"/>
    </style:style>
    <style:style style:name="T6" style:family="text">
      <style:text-properties officeooo:rsid="0008b6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xperimento P2P <text:span text:style-name="T5">con generación de data aleatoria</text:span></text:p>
      <text:p text:style-name="P10"/>
      <text:p text:style-name="Quotations"><text:span text:style-name="Citation">2. Tanto si decidimos usar Java, como C++. El segundo experimento es programar una red p2p. Cada nodo recibe información de cualquier otro nodo y la reenvía a un subconjunto de nodos elegidos aleatoriamente. Este proceso se produce en todos los nodos. La información se crea también aleatoriamente en cualquier nodo. Información es una cantidad aleatoria de bytes.</text:span></text:p>
      <text:p text:style-name="Quotations"><text:span text:style-name="Citation">La idea es poder generar métricas de cual es la cantidad total de información en el sistema en función del tiempo.</text:span></text:p>
      <text:p text:style-name="P5">2 actores</text:p>
      <text:list xml:id="list3946736791425182611" text:style-name="L1">
        <text:list-item>
          <text:p text:style-name="P8"><text:span text:style-name="T4">Node</text:span><text:span text:style-name="T1">: genera transacciones así como también reciben y envian transacciones y bloques a otros nodos.</text:span></text:p>
        </text:list-item>
        <text:list-item>
          <text:p text:style-name="P9"><text:span text:style-name="T1"><text:s/></text:span><text:span text:style-name="T3">Miner</text:span><text:span text:style-name="T1">: es un nodo que además puede generar transacciones y enviarlas a otros nodos.</text:span></text:p>
        </text:list-item>
      </text:list>
      <text:p text:style-name="P3">2 tipos de mensajes</text:p>
      <text:list xml:id="list5354756684892143157" text:style-name="L2">
        <text:list-item>
          <text:p text:style-name="P6"><text:span text:style-name="T2">Transacción</text:span>: en el experimento está representada solo por un número random de 0 a 100K que indica el tamaño de la transacción.<text:line-break/>El mensaje de Simgrid es igual al tamaño base de un mesanje más el tamaño de la transacción</text:p>
        </text:list-item>
        <text:list-item>
          <text:p text:style-name="P6"><text:span text:style-name="T2">Bloque</text:span>: en el experimento está representado por un conjunto de transacciones contenidas en el mismo.</text:p>
        </text:list-item>
      </text:list>
      <text:p text:style-name="P1"/>
      <text:p text:style-name="P4">Qué medimos</text:p>
      <text:p text:style-name="P2">Lo que medimos es tamaño <text:span text:style-name="T6">total</text:span> de bytes <text:span text:style-name="T6">para almacenar información </text:span>en la red en función del tiempo.</text:p>
      <text:p text:style-name="P2"><text:line-break/>El tamaño de bytes en la red es igual a la sumatoria de la memoria utilizada por todos los nodos para almacenar las transacciones no confirmadas y los bloques.</text:p>
      <text:p text:style-name="P2"><text:line-break/>Las transacciones no confirmadas son aquellas que no fueron incluidas aun por un minero en un bloque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00:22:42.559631139</meta:creation-date>
    <meta:generator>LibreOffice/5.1.6.2$Linux_X86_64 LibreOffice_project/10m0$Build-2</meta:generator>
    <dc:date>2017-12-28T00:41:49.034063810</dc:date>
    <meta:editing-duration>PT19M6S</meta:editing-duration>
    <meta:editing-cycles>4</meta:editing-cycles>
    <meta:document-statistic meta:table-count="0" meta:image-count="0" meta:object-count="0" meta:page-count="1" meta:paragraph-count="13" meta:word-count="246" meta:character-count="1431" meta:non-whitespace-character-count="1199"/>
  </office:meta>
</office:document-meta>
</file>